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  <style:font-face style:name="Noto Naskh Arabic" svg:font-family="'Noto Naskh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1.16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33.02mm"/>
    </style:style>
    <style:style style:name="co4" style:family="table-column">
      <style:table-column-properties fo:break-before="auto" style:column-width="32.76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27.04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25.95mm"/>
    </style:style>
    <style:style style:name="co9" style:family="table-column">
      <style:table-column-properties fo:break-before="auto" style:column-width="41.2mm"/>
    </style:style>
    <style:style style:name="co10" style:family="table-column">
      <style:table-column-properties fo:break-before="auto" style:column-width="40.92mm"/>
    </style:style>
    <style:style style:name="co11" style:family="table-column">
      <style:table-column-properties fo:break-before="auto" style:column-width="40.66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</office:automatic-styles>
  <office:body>
    <office:spreadsheet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bsErr_m</text:p>
          </table:table-cell>
          <table:table-cell office:value-type="string" calcext:value-type="string">
            <text:p>absErr_sd</text:p>
          </table:table-cell>
          <table:table-cell office:value-type="string" calcext:value-type="string">
            <text:p>c_loErr</text:p>
          </table:table-cell>
          <table:table-cell office:value-type="string" calcext:value-type="string">
            <text:p>ERBerr_m</text:p>
          </table:table-cell>
          <table:table-cell office:value-type="string" calcext:value-type="string">
            <text:p>ERBerr_sd</text:p>
          </table:table-cell>
          <table:table-cell office:value-type="string" calcext:value-type="string">
            <text:p>c_loERBerr</text:p>
          </table:table-cell>
          <table:table-cell office:value-type="string" calcext:value-type="string">
            <text:p>c_ERBerr_lt_2</text:p>
          </table:table-cell>
          <table:table-cell office:value-type="string" calcext:value-type="string">
            <text:p>pTag_m</text:p>
          </table:table-cell>
          <table:table-cell office:value-type="string" calcext:value-type="string">
            <text:p>pTag_m_w_ERBerr_lt_2</text:p>
          </table:table-cell>
          <table:table-cell office:value-type="string" calcext:value-type="string">
            <text:p>% failure (&gt; 1 ERB):</text:p>
          </table:table-cell>
          <table:table-cell office:value-type="string" calcext:value-type="string">
            <text:p>% failure (&gt; mean ERB)</text:p>
          </table:table-cell>
          <table:table-cell/>
        </table:table-row>
        <table:table-row table:style-name="ro1">
          <table:table-cell office:value-type="string" calcext:value-type="string">
            <text:p>../results//carlos_ESS.txt</text:p>
          </table:table-cell>
          <table:table-cell office:value-type="float" office:value="634" calcext:value-type="float">
            <text:p>634</text:p>
          </table:table-cell>
          <table:table-cell office:value-type="float" office:value="262.044497046" calcext:value-type="float">
            <text:p>262.044497046</text:p>
          </table:table-cell>
          <table:table-cell office:value-type="float" office:value="828.696180289" calcext:value-type="float">
            <text:p>828.696180289</text:p>
          </table:table-cell>
          <table:table-cell office:value-type="float" office:value="517" calcext:value-type="float">
            <text:p>517</text:p>
          </table:table-cell>
          <table:table-cell office:value-type="float" office:value="5.30283911672" calcext:value-type="float">
            <text:p>5.3028391167</text:p>
          </table:table-cell>
          <table:table-cell office:value-type="float" office:value="8.04971293741" calcext:value-type="float">
            <text:p>8.0497129374</text:p>
          </table:table-cell>
          <table:table-cell office:value-type="float" office:value="445" calcext:value-type="float">
            <text:p>445</text:p>
          </table:table-cell>
          <table:table-cell office:value-type="float" office:value="380" calcext:value-type="float">
            <text:p>380</text:p>
          </table:table-cell>
          <table:table-cell office:value-type="float" office:value="525.426323702" calcext:value-type="float">
            <text:p>525.426323702</text:p>
          </table:table-cell>
          <table:table-cell office:value-type="float" office:value="354.795980579" calcext:value-type="float">
            <text:p>354.795980579</text:p>
          </table:table-cell>
          <table:table-cell table:formula="of:=[.I2]/[.B2]" office:value-type="float" office:value="0.599369085173502" calcext:value-type="float">
            <text:p>0.5993690852</text:p>
          </table:table-cell>
          <table:table-cell table:formula="of:=[.H2]/[.B2]" office:value-type="float" office:value="0.701892744479495" calcext:value-type="float">
            <text:p>0.7018927445</text:p>
          </table:table-cell>
          <table:table-cell/>
        </table:table-row>
        <table:table-row table:style-name="ro1">
          <table:table-cell office:value-type="string" calcext:value-type="string">
            <text:p>../results//good-sounds_ESS.txt</text:p>
          </table:table-cell>
          <table:table-cell office:value-type="float" office:value="144" calcext:value-type="float">
            <text:p>144</text:p>
          </table:table-cell>
          <table:table-cell office:value-type="float" office:value="59.8973856209" calcext:value-type="float">
            <text:p>59.8973856209</text:p>
          </table:table-cell>
          <table:table-cell office:value-type="float" office:value="232.81846592" calcext:value-type="float">
            <text:p>232.81846592</text:p>
          </table:table-cell>
          <table:table-cell office:value-type="float" office:value="133" calcext:value-type="float">
            <text:p>133</text:p>
          </table:table-cell>
          <table:table-cell office:value-type="float" office:value="1.80555555556" calcext:value-type="float">
            <text:p>1.8055555556</text:p>
          </table:table-cell>
          <table:table-cell office:value-type="float" office:value="3.04429744171" calcext:value-type="float">
            <text:p>3.0442974417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631.883169014" calcext:value-type="float">
            <text:p>631.883169014</text:p>
          </table:table-cell>
          <table:table-cell office:value-type="float" office:value="586.825791033" calcext:value-type="float">
            <text:p>586.825791033</text:p>
          </table:table-cell>
          <table:table-cell table:formula="of:=[.I3]/[.B3]" office:value-type="float" office:value="0.916666666666667" calcext:value-type="float">
            <text:p>0.9166666667</text:p>
          </table:table-cell>
          <table:table-cell table:formula="of:=[.H3]/[.B3]" office:value-type="float" office:value="0.916666666666667" calcext:value-type="float">
            <text:p>0.9166666667</text:p>
          </table:table-cell>
          <table:table-cell/>
        </table:table-row>
        <table:table-row table:style-name="ro1">
          <table:table-cell office:value-type="string" calcext:value-type="string">
            <text:p>../results//IOWA_ESS.txt</text:p>
          </table:table-cell>
          <table:table-cell office:value-type="float" office:value="225" calcext:value-type="float">
            <text:p>225</text:p>
          </table:table-cell>
          <table:table-cell office:value-type="float" office:value="426.249545244" calcext:value-type="float">
            <text:p>426.249545244</text:p>
          </table:table-cell>
          <table:table-cell office:value-type="float" office:value="911.593923545" calcext:value-type="float">
            <text:p>911.593923545</text:p>
          </table:table-cell>
          <table:table-cell office:value-type="float" office:value="170" calcext:value-type="float">
            <text:p>170</text:p>
          </table:table-cell>
          <table:table-cell office:value-type="float" office:value="5.89777777778" calcext:value-type="float">
            <text:p>5.8977777778</text:p>
          </table:table-cell>
          <table:table-cell office:value-type="float" office:value="10.1545061456" calcext:value-type="float">
            <text:p>10.1545061456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828.991317009" calcext:value-type="float">
            <text:p>828.991317009</text:p>
          </table:table-cell>
          <table:table-cell office:value-type="float" office:value="335.387616169" calcext:value-type="float">
            <text:p>335.387616169</text:p>
          </table:table-cell>
          <table:table-cell table:formula="of:=[.I4]/[.B4]" office:value-type="float" office:value="0.737777777777778" calcext:value-type="float">
            <text:p>0.7377777778</text:p>
          </table:table-cell>
          <table:table-cell table:formula="of:=[.H4]/[.B4]" office:value-type="float" office:value="0.751111111111111" calcext:value-type="float">
            <text:p>0.7511111111</text:p>
          </table:table-cell>
          <table:table-cell/>
        </table:table-row>
        <table:table-row table:style-name="ro1">
          <table:table-cell office:value-type="string" calcext:value-type="string">
            <text:p>../results//philharmonia_guitar_ESS.txt</text:p>
          </table:table-cell>
          <table:table-cell office:value-type="float" office:value="106" calcext:value-type="float">
            <text:p>106</text:p>
          </table:table-cell>
          <table:table-cell office:value-type="float" office:value="98.7402633226" calcext:value-type="float">
            <text:p>98.7402633226</text:p>
          </table:table-cell>
          <table:table-cell office:value-type="float" office:value="222.481083495" calcext:value-type="float">
            <text:p>222.481083495</text:p>
          </table:table-cell>
          <table:table-cell office:value-type="float" office:value="82" calcext:value-type="float">
            <text:p>82</text:p>
          </table:table-cell>
          <table:table-cell office:value-type="float" office:value="3.67924528302" calcext:value-type="float">
            <text:p>3.679245283</text:p>
          </table:table-cell>
          <table:table-cell office:value-type="float" office:value="5.48333180943" calcext:value-type="float">
            <text:p>5.483331809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61.306998284" calcext:value-type="float">
            <text:p>361.306998284</text:p>
          </table:table-cell>
          <table:table-cell office:value-type="float" office:value="293.02288238" calcext:value-type="float">
            <text:p>293.02288238</text:p>
          </table:table-cell>
          <table:table-cell table:formula="of:=[.I5]/[.B5]" office:value-type="float" office:value="0.754716981132076" calcext:value-type="float">
            <text:p>0.7547169811</text:p>
          </table:table-cell>
          <table:table-cell table:formula="of:=[.H5]/[.B5]" office:value-type="float" office:value="0.754716981132076" calcext:value-type="float">
            <text:p>0.7547169811</text:p>
          </table:table-cell>
          <table:table-cell/>
        </table:table-row>
        <table:table-row table:style-name="ro1">
          <table:table-cell office:value-type="string" calcext:value-type="string">
            <text:p>../results//philharmonia_violin_ESS.txt</text:p>
          </table:table-cell>
          <table:table-cell office:value-type="float" office:value="1502" calcext:value-type="float">
            <text:p>1502</text:p>
          </table:table-cell>
          <table:table-cell office:value-type="float" office:value="98.6181719752" calcext:value-type="float">
            <text:p>98.6181719752</text:p>
          </table:table-cell>
          <table:table-cell office:value-type="float" office:value="302.688760181" calcext:value-type="float">
            <text:p>302.688760181</text:p>
          </table:table-cell>
          <table:table-cell office:value-type="float" office:value="1269" calcext:value-type="float">
            <text:p>1269</text:p>
          </table:table-cell>
          <table:table-cell office:value-type="float" office:value="2.69840213049" calcext:value-type="float">
            <text:p>2.6984021305</text:p>
          </table:table-cell>
          <table:table-cell office:value-type="float" office:value="4.39179541351" calcext:value-type="float">
            <text:p>4.3917954135</text:p>
          </table:table-cell>
          <table:table-cell office:value-type="float" office:value="1265" calcext:value-type="float">
            <text:p>1265</text:p>
          </table:table-cell>
          <table:table-cell office:value-type="float" office:value="1259" calcext:value-type="float">
            <text:p>1259</text:p>
          </table:table-cell>
          <table:table-cell office:value-type="float" office:value="910.661040492" calcext:value-type="float">
            <text:p>910.661040492</text:p>
          </table:table-cell>
          <table:table-cell office:value-type="float" office:value="910.996292738" calcext:value-type="float">
            <text:p>910.996292738</text:p>
          </table:table-cell>
          <table:table-cell table:formula="of:=[.I6]/[.B6]" office:value-type="float" office:value="0.838215712383489" calcext:value-type="float">
            <text:p>0.8382157124</text:p>
          </table:table-cell>
          <table:table-cell table:formula="of:=[.H6]/[.B6]" office:value-type="float" office:value="0.842210386151798" calcext:value-type="float">
            <text:p>0.8422103862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2:.B6])" office:value-type="float" office:value="2611" calcext:value-type="float">
            <text:p>2611</text:p>
          </table:table-cell>
          <table:table-cell table:formula="of:=SUMPRODUCT([.B2:.B6]; [.C2:.C6])/[.B8]" office:value-type="float" office:value="164.403885314217" calcext:value-type="float">
            <text:p>164.4038853142</text:p>
          </table:table-cell>
          <table:table-cell/>
          <table:table-cell table:formula="of:=SUM([.E2:.E6])" office:value-type="float" office:value="2171" calcext:value-type="float">
            <text:p>2171</text:p>
          </table:table-cell>
          <table:table-cell table:formula="of:=SUMPRODUCT([.B2:.B6]; [.F2:.F6])/[.B8]" office:value-type="float" office:value="3.59708923783903" calcext:value-type="float">
            <text:p>3.5970892378</text:p>
          </table:table-cell>
          <table:table-cell/>
          <table:table-cell table:formula="of:=SUM([.H2:.H6])" office:value-type="float" office:value="2091" calcext:value-type="float">
            <text:p>2091</text:p>
          </table:table-cell>
          <table:table-cell table:formula="of:=SUM([.I2:.I6])" office:value-type="float" office:value="2017" calcext:value-type="float">
            <text:p>2017</text:p>
          </table:table-cell>
          <table:table-cell table:formula="of:=SUMPRODUCT([.B2:.B6];[.J2:.J6])/[.B8]" office:value-type="float" office:value="772.403652443201" calcext:value-type="float">
            <text:p>772.4036524432</text:p>
          </table:table-cell>
          <table:table-cell table:formula="of:=SUMPRODUCT([.I2:.I6];[.K2:.K6])/[.I8]" office:value-type="float" office:value="713.110552537418" calcext:value-type="float">
            <text:p>713.1105525374</text:p>
          </table:table-cell>
          <table:table-cell table:formula="of:=SUMPRODUCT([.L2:.L6]; [.B2:.B6])/[.B8]" office:value-type="float" office:value="0.772500957487553" calcext:value-type="float">
            <text:p>0.7725009575</text:p>
          </table:table-cell>
          <table:table-cell table:formula="of:=SUMPRODUCT([.M2:.M6]; [.B2:.B6])/[.B8]" office:value-type="float" office:value="0.800842589046342" calcext:value-type="float">
            <text:p>0.800842589</text:p>
          </table:table-cell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% ERBerr &lt; mean:</text:p>
          </table:table-cell>
          <table:table-cell office:value-type="string" calcext:value-type="string">
            <text:p>% within one ERB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table:formula="of:=[.H8]/[.B8]" office:value-type="float" office:value="0.800842589046342" calcext:value-type="float">
            <text:p>0.800842589</text:p>
          </table:table-cell>
          <table:table-cell table:formula="of:=[.I8]/[.B8]" office:value-type="float" office:value="0.772500957487553" calcext:value-type="float">
            <text:p>0.772500957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  <style:font-face style:name="Noto Naskh Arabic" svg:font-family="'Noto Naskh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GB" style:font-name-asian="Nimbus Sans L1" style:language-asian="zh" style:country-asian="CN" style:font-name-complex="Noto Naskh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8T18:31:21.572640841</dc:date>
    <meta:editing-duration>PT39M54S</meta:editing-duration>
    <meta:editing-cycles>5</meta:editing-cycles>
    <meta:generator>LibreOffice/4.4.7.2$Linux_X86_64 LibreOffice_project/40m0$Build-2</meta:generator>
    <meta:document-statistic meta:table-count="1" meta:cell-count="93" meta:object-count="0"/>
  </office:meta>
</office:document-meta>
</file>